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table:style-name="Default"/>
          <table:table-cell table:number-columns-repeated="11"/>
          <table:table-cell table:formula="of:=AVERAGE([.M2:.M25])" office:value-type="float" office:value="0.0000327736614142074" calcext:value-type="float">
            <text:p>3.27736614142074E-05</text:p>
          </table:table-cell>
          <table:table-cell table:formula="of:=AVERAGE([.N2:.N25])" office:value-type="float" office:value="0.0000527439642603406" calcext:value-type="float">
            <text:p>5.27439642603406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6:25:31.537906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1-03T16:28:45.825833084</dc:date>
    <meta:editing-duration>PT10H55M42S</meta:editing-duration>
    <meta:editing-cycles>28</meta:editing-cycles>
    <meta:generator>LibreOffice/7.0.4.2$Linux_X86_64 LibreOffice_project/00$Build-2</meta:generator>
    <meta:document-statistic meta:table-count="1" meta:cell-count="426" meta:object-count="0"/>
  </office:meta>
</office:document-meta>
</file>